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ucursales en Git</text:p>
      <text:p text:style-name="Standard">¿Qué son las ramas en Git? Descubramos cómo funcionan, aprendamos a crearlos y definamos ramas a partir de la raíz de un proyecto.</text:p>
      <text:p text:style-name="Standard">claudio garau</text:p>
      <text:p text:style-name="Standard">claudio garau</text:p>
      <text:p text:style-name="Standard">Publicado el 29 de febrero de 2016</text:p>
      <text:p text:style-name="Standard">link copiado al portapapeles</text:p>
      <text:p text:style-name="Standard">Las ramas ( branch o más extensamente "ramifications") se utilizan en Git para la implementación de funciones aisladas entre sí, es decir, desarrolladas independientemente unas de otras pero partiendo de la misma raíz. Estructuralmente, la rama predeterminada de un proyecto administrado a través de DVCS es el maestro que se genera cuando se crea un repositorio; entonces será posible recurrir a otras ramas dedicadas a diferentes funciones y luego insertarlas en masterel , a través del procedimiento de fusión , cuando se complete.</text:p>
      <text:p text:style-name="Standard"/>
      <text:p text:style-name="Standard">Cursos HTML.it: pago después de 2 años. Solo si encuentras trabajo</text:p>
      <text:p text:style-name="Standard">¿Qué son las ramas en Git?</text:p>
      <text:p text:style-name="Standard">Supongamos que tiene que trabajar en un proyecto específico, como la documentación que acompaña a un software. Una vez completado el borrador inicial, deberá pasar el procedimiento de revisión para ser aprobado y publicado. Si el desarrollo de la aplicación permanece activo en el tiempo, seguramente será necesario realizar actualizaciones también para la documentación.</text:p>
      <text:p text:style-name="Standard"/>
      <text:p text:style-name="Standard">Sin embargo, la necesidad de actualización no siempre surge después de que se completa la revisión del primer borrador. Motivo por el cual puede ser necesario disponer de una versión modificada con los nuevos datos, manteniendo el producto hasta que se hayan realizado los cambios requeridos por la evolución del proyecto en curso. En esencia, tendrá dos versiones distintas del mismo borrador.</text:p>
      <text:p text:style-name="Standard"/>
      <text:p text:style-name="Standard">Es posible comprender mejor el funcionamiento de este mecanismo haciendo referencia a los procedimientos utilizados por Git para almacenar información, de hecho, recuerde que la aplicación no fue diseñada para almacenar datos en función de los cambios que ha sufrido, sino para guardarlos como de instantáneas (snapshots) dispuestas en secuencia. Considere, por ejemplo, la dinámica de las confirmaciones: cuando se ejecuta una, se generará un objeto homónimo que apunta a la instantánea del contenido asignado.</text:p>
      <text:p text:style-name="Standard"/>
      <text:p text:style-name="Standard">Los punteros de confirmación revelan una disposición jerárquica en la que la confirmación inicial no tendrá una confirmación principal, como mastercuál es la rama original generada de forma predeterminada, una confirmación posterior tendrá solo una principal (la inicial), mientras que la confirmación resultante de la fusión de varias ramas tendrá también tiene varios padres.</text:p>
      <text:p text:style-name="Standard"/>
      <text:p text:style-name="Standard">El papel de los punteros</text:p>
      <text:p text:style-name="Standard">Para proponer un ejemplo de cómo funcionan las ramas, puede crear una nueva carpeta de proyecto, llamada branchtest, en el área de trabajo. Ese directorio contendrá 3 archivos.</text:p>
      <text:p text:style-name="Standard"/>
      <text:p text:style-name="Standard">Figura 1. Contenido de la carpeta del proyecto.</text:p>
      <text:p text:style-name="Standard">Contenido de la carpeta del proyecto</text:p>
      <text:p text:style-name="Standard">Siguiendo la dinámica clásica del versionado habrá que proceder a inicializar el repositorio, mover estos recursos al staging area y, finalmente, realizar el commit.</text:p>
      <text:p text:style-name="Standard"/>
      <text:p text:style-name="Standard">Figura 2. Repositorio, preparación y confirmación del proyecto.</text:p>
      <text:p text:style-name="Standard"/>
      <text:p text:style-name="Standard">Contenido de la carpeta del proyecto</text:p>
      <text:p text:style-name="Standard">Ahora analicemos los efectos de estas operaciones en el directorio Git. En la práctica, en el momento del commit el DVCS se encargará de devolver un checksum de la carpeta del proyecto <text:soft-page-break/>que, en este caso, también asumirá el rol de directorio raíz; Luego se almacenarán 3 objetos diferentes (llamados "blobs") que pasarán a formar parte del repositorio, además, se generará una confirmación adicional del objeto que contiene la información relacionada con los metadatos y un puntero, que indica la raíz del árbol ( "tree" ) del que se bifurca el proyecto, lo que permitirá recuperar la instantánea producida por la confirmación del usuario.</text:p>
      <text:p text:style-name="Standard"/>
      <text:p text:style-name="Standard">Figura 3. Jerarquía de datos en el repositorio de Git.</text:p>
      <text:p text:style-name="Standard">Jerarquía de datos en el repositorio de Git</text:p>
      <text:p text:style-name="Standard">Un commit realizado posteriormente para certificar un cambio tendrá a su vez un puntero al que le precedió y así sucesivamente, se sigue que una rama no es más que un puntero a uno de los commits realizados .</text:p>
      <text:p text:style-name="Standard"/>
      <text:p text:style-name="Standard">Creando las ramas</text:p>
      <text:p text:style-name="Standard">Continuando con el trabajo del proyecto branchtest, se puede crear una nueva rama mediante el comando git branchseguido del nombre de esta última, por ejemplo formulando la instrucción:</text:p>
      <text:p text:style-name="Standard"/>
      <text:p text:style-name="Standard">$ git branch newbranch</text:p>
      <text:p text:style-name="Standard">git branchsigue la lógica propuesta al final del párrafo anterior al generar un puntero dirigido hacia el compromiso actual; Git hará un seguimiento de las instantáneas y su orden en la cadena de confirmación, luego usará su propio puntero ( HEAD ) para averiguar en qué rama está trabajando actualmente. El usuario tendrá que moverse voluntariamente a una nueva sucursal después de generarla, git branchde hecho permite su creación pero no redirecciona automáticamente a ella.</text:p>
      <text:p text:style-name="Standard"/>
      <text:p text:style-name="Standard">Figura 4. Lógica y orientación del puntero.</text:p>
      <text:p text:style-name="Standard"/>
      <text:p text:style-name="Standard">Orientación y lógica de puntero</text:p>
      <text:p text:style-name="Standard">El comando que permite que HEAD apunte a una nueva rama al redirigir al usuario hacia ella va git checkoutseguido del nombre de la propia rama:</text:p>
      <text:p text:style-name="Standard"/>
      <text:p text:style-name="Standard">$ git checkout newbranch</text:p>
      <text:p text:style-name="Standard">Ahora supongamos que realiza una nueva confirmación, por ejemplo, después de modificar el READMEarchivo del proyecto en el que está trabajando:</text:p>
      <text:p text:style-name="Standard"/>
      <text:p text:style-name="Standard">Figura 5. Nueva confirmación con puntero a rama adicional.</text:p>
      <text:p text:style-name="Standard">Nueva confirmación con puntero a rama extra</text:p>
      <text:p text:style-name="Standard">A diferencia de lo que ocurre con git branchel commit, avanzará la rama a la que apunta HEAD, en el caso concreto la rama newbranchavanzará una posición mientras masterseguirá apuntando al commit en el que estaba antes del anterior git checkout. Luego lanzando:</text:p>
      <text:p text:style-name="Standard"/>
      <text:p text:style-name="Standard">$ git checkout master</text:p>
      <text:p text:style-name="Standard">HEAD hará una copia de seguridad para apuntar a maestro y los archivos en el directorio de trabajo serán los asociados a él y no mostrará los cambios realizados para las nuevas ramas; esencialmente, refiriéndose al ejemplo propuesto anteriormente, el proyecto se puede implementar de una manera diferente con respecto a la dirección que se decidió cuando se agregó la sucursal newbranch.</text:p>
      <text:p text:style-name="Standard"/>
      <text:p text:style-name="Standard">De ello se deduce que, dado que el puntero de Git ahora está en master , cualquier rama nueva que deba crearse desde esta posición será independiente y paralela newbranchhasta que el usuario opte por una fusió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5T22:06:04.291000000</meta:creation-date>
    <dc:date>2023-01-25T22:07:01.537000000</dc:date>
    <meta:editing-duration>PT57S</meta:editing-duration>
    <meta:editing-cycles>1</meta:editing-cycles>
    <meta:document-statistic meta:table-count="0" meta:image-count="0" meta:object-count="0" meta:page-count="2" meta:paragraph-count="39" meta:word-count="967" meta:character-count="6070" meta:non-whitespace-character-count="5142"/>
    <meta:generator>LibreOffice/7.4.2.3$Windows_X86_64 LibreOffice_project/382eef1f22670f7f4118c8c2dd222ec7ad009daf</meta:generator>
  </office:meta>
</office:document-meta>
</file>